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9.39mm" svg:height="138.52mm" svg:x="137.43mm" svg:y="9.54mm">
            <loext:p draw:notify-on-update-of-ranges="Sheet1.A1:Sheet1.A14 Sheet1.B1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10th grade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11th grade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12th grade no diploma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1st 2nd 3rd or 4th grad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5th or 6th grad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7th and 8th grad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9th grad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Associates degree-academic program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Associates degree-occup /vocational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Bachelors degree(BA AB BS)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/>Doctorate degree(PhD EdD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High school graduate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s/>Masters degree(MA MS MEng MEd MSW MBA)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Some college but no degree </text:p>
          </table:table-cell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4:03:50.664437120</meta:creation-date>
    <dc:date>2017-02-27T14:07:47.539790324</dc:date>
    <meta:editing-duration>PT3M58S</meta:editing-duration>
    <meta:editing-cycles>1</meta:editing-cycles>
    <meta:document-statistic meta:table-count="1" meta:cell-count="28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94cm" svg:height="13.853cm" xlink:href=".." xlink:type="simple" chart:class="chart:circle" chart:style-name="ch1">
        <chart:legend chart:legend-position="end" svg:x="12.628cm" svg:y="2.794cm" style:legend-expansion="high" chart:style-name="ch2"/>
        <chart:plot-area chart:style-name="ch3" table:cell-range-address="Sheet1.A1:Sheet1.B14" chart:data-source-has-labels="column" svg:x="0.378cm" svg:y="0.277cm" svg:width="11.873cm" svg:height="13.299cm">
          <chartooo:coordinate-region svg:x="0.378cm" svg:y="0.99cm" svg:width="11.873cm" svg:height="11.873cm"/>
          <chart:axis chart:dimension="x" chart:name="primary-x" chart:style-name="ch4" chartooo:axis-type="auto">
            <chartooo:date-scale/>
            <chart:categories table:cell-range-address="Sheet1.A1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0th grade </text:p>
                <draw:g>
                  <svg:desc>Sheet1.A1:Sheet1.A14</svg:desc>
                </draw:g>
              </table:table-cell>
              <table:table-cell office:value-type="float" office:value="10">
                <text:p>10</text:p>
                <draw:g>
                  <svg:desc>Sheet1.B1:Sheet1.B14</svg:desc>
                </draw:g>
              </table:table-cell>
            </table:table-row>
            <table:table-row>
              <table:table-cell office:value-type="string">
                <text:p> 11th grade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 12th grade no diploma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1st 2nd 3rd or 4th grade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5th or 6th grade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7th and 8th grade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9th grade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Associates degree-academic program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Associates degree-occup /vocational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 Bachelors degree(BA AB BS) 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Doctorate degree(PhD EdD)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High school graduate 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 Masters degree(MA MS MEng MEd MSW MBA)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Some college but no degree 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